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B5AC51C386C4E454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234cm, 2.165cm, 12.716cm, 4.616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1cm" svg:height="21.3cm" svg:x="0.992cm" svg:y="2.491cm">
          <draw:image xlink:href="Pictures/10000000000005E8000007E0B5AC51C386C4E45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0T16:36:21.274020874</dc:date>
    <meta:editing-duration>PT3M40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